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194" officeooo:paragraph-rsid="000d4194"/>
    </style:style>
    <style:style style:name="P2" style:family="paragraph" style:parent-style-name="Standard">
      <style:paragraph-properties fo:margin-top="0in" fo:margin-bottom="0.1965in"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text:s/>STATEMENT #1</text:p>
      <text:p text:style-name="Standard"/>
      <text:p text:style-name="Standard"><text:bookmark text:name="hs_cos_wrapper_post_body"/>“<text:span text:style-name="Emphasis">Airship is a remote-first company that has employees across multiple states and time zones. Airship is experiencing lower morale and slow decision-making resulting in missed expectations for our clients and decreased productivity for the entire organization. To improve collaboration, reduce turnover, and generate more revenue, we must find ways to connect more meaningfully.”</text:span></text:p>
      <text:p text:style-name="Standard"/>
      <text:p text:style-name="P2">Ideal situation:<text:line-break/>Ideally, our <text:a xlink:type="simple" xlink:href="https://www.indeed.com/q-sales-associates-jobs.html?from=careerguide-autohyperlink-en-US" office:target-frame-name="_blank" xlink:show="new" text:style-name="Internet_20_link" text:visited-style-name="Visited_20_Internet_20_Link">sales associates</text:a> would be able to maximize their production by being able to make more contacts with leads each day.</text:p>
      <text:p text:style-name="Text_20_body">Reality:<text:line-break/>Currently, our sales associates are unable to maximize the number of leads they are contacting each day because they are spending too much time finding qualified leads to call and inserting lead information into the system before making calls. This is a problem because the time our sales associates are spending finding leads and entering lead information into our system could be used to contact more qualified leads and generate more sales. We identified this problem in our sales call center while surveying to gather feedback from our sales associates about what limits their ability to maximize their sales numbers.</text:p>
      <text:p text:style-name="Text_20_body">Consequences:<text:line-break/>Our sales associates currently spend about two hours per day finding qualified leads and another two hours per day entering lead information into our system before they begin making calls. This means our sales associates are only spending half of their workday actually making calls to qualified leads.</text:p>
      <text:p text:style-name="Text_20_body">Because our sales associates are not able to use their entire shift to make contact with leads, their overall sales numbers are being impacted. Our company estimates that our sales associates would be able to make at least double the number of sales if they were able to spend their entire shift contacting qualified leads.</text:p>
      <text:p text:style-name="Text_20_body">Proposal:<text:line-break/>Our company seeks to resolve this issue by creating a process improvement team to identify several potential solutions for how we can reduce the time our sales associates spend not making contact with qualified lead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7:42:07.576804361</meta:creation-date>
    <dc:date>2023-09-18T17:45:08.372784184</dc:date>
    <meta:editing-duration>PT3M1S</meta:editing-duration>
    <meta:editing-cycles>1</meta:editing-cycles>
    <meta:document-statistic meta:table-count="0" meta:image-count="0" meta:object-count="0" meta:page-count="1" meta:paragraph-count="7" meta:word-count="321" meta:character-count="2041" meta:non-whitespace-character-count="1726"/>
    <meta:generator>LibreOffice/7.3.7.2$Linux_X86_64 LibreOffice_project/30$Build-2</meta:generator>
  </office:meta>
</office:document-meta>
</file>